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03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3.26cm"/>
    </style:style>
    <style:style style:name="ro2" style:family="table-row">
      <style:table-row-properties style:row-height="3.192cm"/>
    </style:style>
    <style:style style:name="ro3" style:family="table-row">
      <style:table-row-properties style:row-height="2.432cm"/>
    </style:style>
    <style:style style:name="ce1" style:family="table-cell">
      <loext:graphic-properties draw:textarea-vertical-align="middle"/>
      <style:paragraph-properties fo:text-align="center" style:writing-mode="rl-tb"/>
      <style:text-properties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  <style:text-properties style:use-window-font-color="true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weight="bold" style:font-weight-asian="bold" style:font-weight-complex="bold"/>
    </style:style>
    <style:style style:name="P7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paragraph-properties fo:text-align="end" style:writing-mode="rl-tb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end" style:writing-mode="rl-tb"/>
      <style:text-properties fo:font-size="40pt"/>
    </style:style>
    <style:style style:name="P16" style:family="paragraph">
      <style:paragraph-properties fo:text-align="start" style:writing-mode="lr-tb"/>
      <style:text-properties fo:font-size="40pt"/>
    </style:style>
    <style:style style:name="P17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text-align="center" style:writing-mode="lr-tb"/>
      <style:text-properties style:use-window-font-color="true"/>
    </style:style>
    <style:style style:name="P20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1" style:family="paragraph">
      <style:paragraph-properties fo:text-align="end" style:writing-mode="rl-tb"/>
      <style:text-properties fo:color="#000000"/>
    </style:style>
    <style:style style:name="P22" style:family="paragraph">
      <style:paragraph-properties fo:text-align="center" style:writing-mode="lr-tb"/>
      <style:text-properties fo:color="#000000"/>
    </style:style>
    <style:style style:name="P23" style:family="paragraph">
      <style:paragraph-properties fo:text-align="center" style:writing-mode="rl-tb"/>
      <style:text-properties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color="#ff0000" fo:font-size="40pt" style:font-size-asian="40pt" style:font-size-complex="40pt"/>
    </style:style>
    <style:style style:name="P25" style:family="paragraph">
      <style:paragraph-properties fo:text-align="center" style:writing-mode="rl-tb"/>
      <style:text-properties fo:color="#00cc00" fo:font-size="40pt" style:font-size-asian="40pt" style:font-size-complex="4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size="36pt" style:font-size-asian="36pt" style:font-size-complex="36pt"/>
    </style:style>
    <style:style style:name="T11" style:family="text">
      <style:text-properties fo:color="#007826"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color="#007826"/>
    </style:style>
    <style:style style:name="T14" style:family="text">
      <style:text-properties fo:color="#007826" fo:font-weight="bold" style:font-weight-asian="bold" style:font-weight-complex="bold"/>
    </style:style>
    <style:style style:name="T1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cc00" fo:font-size="40pt" style:font-size-asian="40pt" style:font-size-complex="40pt"/>
    </style:style>
    <style:style style:name="T1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9" style:family="text">
      <style:text-properties style:use-window-font-color="tru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color="#0000ff" fo:font-weight="bold" style:font-weight-asian="bold" style:font-weight-complex="bold"/>
    </style:style>
    <style:style style:name="T23" style:family="text">
      <style:text-properties fo:color="#0000ff"/>
    </style:style>
    <style:style style:name="T24" style:family="text">
      <style:text-properties fo:color="#ff0000" fo:font-style="italic" style:font-style-asian="italic" style:font-style-complex="italic"/>
    </style:style>
    <style:style style:name="T25" style:family="text">
      <style:text-properties fo:color="#00cc00" fo:font-weight="bold" style:font-weight-asian="bold" style:font-weight-complex="bold"/>
    </style:style>
    <style:style style:name="T26" style:family="text">
      <style:text-properties fo:color="#00cc00"/>
    </style:style>
    <style:style style:name="T27" style:family="text">
      <style:text-properties fo:color="#cc00cc" fo:font-weight="bold" style:font-weight-asian="bold" style:font-weight-complex="bold"/>
    </style:style>
    <style:style style:name="T28" style:family="text">
      <style:text-properties fo:color="#cc00cc"/>
    </style:style>
    <style:style style:name="T29" style:family="text">
      <style:text-properties style:use-window-font-color="true" fo:font-style="italic" style:font-style-asian="italic" style:font-style-complex="italic"/>
    </style:style>
    <style:style style:name="T30" style:family="text">
      <style:text-properties fo:color="#000000"/>
    </style:style>
    <style:style style:name="T3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6600cc" fo:font-weight="bold" style:font-weight-asian="bold" style:font-weight-complex="bold"/>
    </style:style>
    <style:style style:name="T33" style:family="text">
      <style:text-properties fo:color="#6600cc"/>
    </style:style>
    <style:style style:name="T34" style:family="text">
      <style:text-properties fo:color="#6600cc" fo:font-weight="normal" style:font-weight-asian="normal" style:font-weight-complex="normal"/>
    </style:style>
    <style:style style:name="T35" style:family="text">
      <style:text-properties fo:color="#00cc00" fo:font-weight="normal" style:font-weight-asian="normal" style:font-weight-complex="normal"/>
    </style:style>
    <style:style style:name="T36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weight="normal" style:font-weight-asian="normal" style:font-weight-complex="normal"/>
    </style:style>
    <style:style style:name="T38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6600cc" fo:font-size="36pt" fo:font-weight="normal" style:font-size-asian="36pt" style:font-weight-asian="normal" style:font-size-complex="36pt" style:font-weight-complex="normal"/>
    </style:style>
    <style:style style:name="T40" style:family="text">
      <style:text-properties fo:color="#66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fo:color="#6600cc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cc00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ff" fo:font-weight="normal" style:font-weight-asian="normal" style:font-weight-complex="normal"/>
    </style:style>
    <style:style style:name="T46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cc00" style:font-name="Times New Roman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color="#6600cc" style:font-name="Times New Roman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6600cc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cc00" style:font-name="Times New Roman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ff0000" style:font-name="Times New Roman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6600cc" style:font-name="Times New Roman"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ize="28pt" fo:font-style="italic" style:font-size-asian="28pt" style:font-style-asian="italic" style:font-size-complex="28pt" style:font-style-complex="italic"/>
    </style:style>
    <style:style style:name="T59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</text:span><text:span text:style-name="T1">מנגנוני</text:span><text:span text:style-name="T1">ם </text:span><text:span text:style-name="T1">אלגורי</text:span><text:span text:style-name="T1">תמי</text:span><text:span text:style-name="T1"><text:line-break/></text:span><text:span text:style-name="T1">Algorit</text:span><text:span text:style-name="T1">hmic </text:span><text:span text:style-name="T1">Mecha</text:span><text:span text:style-name="T1">nism </text:span><text:span text:style-name="T1">Design</text:span><text:span text:style-name="T1"><text:line-break/></text:span><text:span text:style-name="T2"><text:line-break/></text:span><text:span text:style-name="T3">אראל </text:span><text:span text:style-name="T3">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</text:span><text:span text:style-name="T4">הרצאה </text:span><text:span text:style-name="T4">3</text:span><text:span text:style-name="T4"> והלאה:</text:span><text:span text:style-name="T4"><text:line-break/></text:span><text:span text:style-name="T4">http://theory.stan</text:span><text:span text:style-name="T4">ford.edu/~tim/f13</text:span><text:span text:style-name="T4">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7" draw:layer="layout" svg:width="28cm" svg:height="3.591cm" svg:x="0cm" svg:y="-0.035cm" presentation:class="title" presentation:user-transformed="true">
          <draw:text-box>
            <text:p text:style-name="P6"><text:span text:style-name="T7">מציאת </text:span><text:span text:style-name="T7">מסלול זול </text:span><text:span text:style-name="T7">ביותר</text:span></text:p>
          </draw:text-box>
        </draw:frame>
        <draw:custom-shape draw:style-name="gr2" draw:text-style-name="P9" xml:id="id2" draw:id="id2" draw:layer="layout" svg:width="2.49cm" svg:height="2.573cm" svg:x="8.691cm" svg:y="7.874cm">
          <text:p text:style-name="P8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2.49cm" svg:height="2.573cm" svg:x="16.615cm" svg:y="7.874cm">
          <text:p text:style-name="P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0" xml:id="id4" draw:id="id4" draw:layer="layout" svg:width="5.432cm" svg:height="0cm" svg:x="11.181cm" svg:y="9.044cm" svg:viewBox="0 0 5433 0" draw:points="0,0 5433,0">
          <text:p text:style-name="P8">3</text:p>
        </draw:polyline>
        <draw:polyline draw:style-name="gr3" draw:text-style-name="P10" xml:id="id5" draw:id="id5" draw:layer="layout" svg:width="0cm" svg:height="3.742cm" svg:x="17.747cm" svg:y="10.447cm" svg:viewBox="0 0 0 3743" draw:points="0,0 0,3743">
          <text:p text:style-name="P8">4</text:p>
        </draw:polyline>
        <draw:polyline draw:style-name="gr3" draw:text-style-name="P10" xml:id="id6" draw:id="id6" draw:layer="layout" svg:width="5.432cm" svg:height="0cm" svg:x="11.181cm" svg:y="15.36cm" svg:viewBox="0 0 5433 0" draw:points="0,0 5433,0">
          <text:p text:style-name="P8">1</text:p>
        </draw:polyline>
        <draw:polyline draw:style-name="gr3" draw:text-style-name="P10" xml:id="id7" draw:id="id7" draw:layer="layout" svg:width="0cm" svg:height="3.742cm" svg:x="10.049cm" svg:y="10.447cm" svg:viewBox="0 0 0 3743" draw:points="0,0 0,3743">
          <text:p text:style-name="P8">5</text:p>
        </draw:polyline>
        <draw:polyline draw:style-name="gr3" draw:text-style-name="P10" xml:id="id8" draw:id="id8" draw:layer="layout" svg:width="7.696cm" svg:height="6.082cm" svg:x="10.955cm" svg:y="9.98cm" svg:viewBox="0 0 7697 6083" draw:points="0,0 7697,6083">
          <text:p text:style-name="P8">10</text:p>
        </draw:polyline>
        <draw:polyline draw:style-name="gr3" draw:text-style-name="P10" xml:id="id9" draw:id="id9" draw:layer="layout" svg:width="7.923cm" svg:height="6.082cm" svg:x="8.917cm" svg:y="9.98cm" svg:viewBox="0 0 7924 6083" draw:points="7924,0 0,6083">
          <text:p text:style-name="P8">1</text:p>
        </draw:polyline>
        <draw:custom-shape draw:style-name="gr2" draw:text-style-name="P9" xml:id="id10" draw:id="id10" draw:layer="layout" svg:width="2.49cm" svg:height="2.573cm" svg:x="16.615cm" svg:y="14.191cm">
          <text:p text:style-name="P8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1" draw:id="id11" draw:layer="layout" svg:width="2.49cm" svg:height="2.573cm" svg:x="8.691cm" svg:y="14.191cm">
          <text:p text:style-name="P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26.924cm" svg:height="3.583cm" svg:x="0.508cm" svg:y="17.272cm">
          <draw:text-box>
            <text:list text:style-name="L1">
              <text:list-item>
                <text:p xml:id="id12" text:id="id12" text:style-name="P11"><text:span text:style-name="T9">אם העלות של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11"><text:span text:style-name="T9">אם העלות של כל קשת ידועה רק לבעליה – </text:span><text:span text:style-name="T11">מנגנון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8cm" svg:height="3.743cm" svg:x="0cm" svg:y="0.067cm" presentation:class="title" presentation:user-transformed="true">
          <draw:text-box>
            <text:p text:style-name="P6"><text:span text:style-name="T7">מנגנון </text:span><text:span text:style-name="T7">למסלול </text:span><text:span text:style-name="T7">זול ביותר</text:span><text:span text:style-name="T7"><text:line-break/></text:span><text:span text:style-name="T7">בשיטת </text:span><text:span text:style-name="T7">ויקרי-קלאר</text:span><text:span text:style-name="T7">ק-גרובס</text:span></text:p>
          </draw:text-box>
        </draw:frame>
        <draw:custom-shape draw:style-name="gr5" draw:text-style-name="P9" draw:layer="layout" svg:width="1.64cm" svg:height="1.963cm" svg:x="0.762cm" svg:y="13.536cm">
          <text:p text:style-name="P8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64cm" svg:height="1.963cm" svg:x="5.98cm" svg:y="13.536cm">
          <text:p text:style-name="P8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0" draw:layer="layout" svg:x1="2.402cm" svg:y1="14.429cm" svg:x2="5.98cm" svg:y2="14.429cm">
          <text:p text:style-name="P8">3</text:p>
        </draw:line>
        <draw:line draw:style-name="gr3" draw:text-style-name="P10" draw:layer="layout" svg:x1="6.725cm" svg:y1="15.5cm" svg:x2="6.725cm" svg:y2="18.356cm">
          <text:p text:style-name="P8">4</text:p>
        </draw:line>
        <draw:line draw:style-name="gr3" draw:text-style-name="P10" draw:layer="layout" svg:x1="2.402cm" svg:y1="19.249cm" svg:x2="5.98cm" svg:y2="19.249cm">
          <text:p text:style-name="P8">1</text:p>
        </draw:line>
        <draw:line draw:style-name="gr3" draw:text-style-name="P10" draw:layer="layout" svg:x1="1.657cm" svg:y1="15.5cm" svg:x2="1.657cm" svg:y2="18.356cm">
          <text:p text:style-name="P8">5</text:p>
        </draw:line>
        <draw:line draw:style-name="gr3" draw:text-style-name="P10" draw:layer="layout" svg:x1="2.253cm" svg:y1="15.143cm" svg:x2="7.322cm" svg:y2="19.785cm">
          <text:p text:style-name="P8">10</text:p>
        </draw:line>
        <draw:line draw:style-name="gr3" draw:text-style-name="P10" draw:layer="layout" svg:x1="6.129cm" svg:y1="15.143cm" svg:x2="0.911cm" svg:y2="19.785cm">
          <text:p text:style-name="P8">1</text:p>
        </draw:line>
        <draw:custom-shape draw:style-name="gr5" draw:text-style-name="P9" draw:layer="layout" svg:width="1.64cm" svg:height="1.963cm" svg:x="5.98cm" svg:y="18.357cm">
          <text:p text:style-name="P8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64cm" svg:height="1.963cm" svg:x="0.762cm" svg:y="18.357cm">
          <text:p text:style-name="P8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26.162cm" svg:height="11.129cm" svg:x="0.508cm" svg:y="3.887cm">
          <draw:text-box>
            <text:p xml:id="id14" text:id="id14" text:style-name="P11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11"><text:span text:style-name="T13">כשכולם נמצאים: המסלול אבגד, הסכום </text:span><text:span text:style-name="T13">5</text:span><text:span text:style-name="T13">-.</text:span></text:p>
              </text:list-item>
              <text:list-item>
                <text:p xml:id="id16" text:id="id16" text:style-name="P11"><text:span text:style-name="T13">בלי </text:span><text:span text:style-name="T14">אב</text:span><text:span text:style-name="T13">: המסלול אגד, הסכום </text:span><text:span text:style-name="T13">6</text:span><text:span text:style-name="T13">-. </text:span><text:span text:style-name="T14">תשלום </text:span><text:span text:style-name="T14">4</text:span><text:span text:style-name="T14">-</text:span><text:span text:style-name="T13">.</text:span></text:p>
              </text:list-item>
              <text:list-item>
                <text:p xml:id="id17" text:id="id17" text:style-name="P11"><text:span text:style-name="T13">בלי </text:span><text:span text:style-name="T14">בג</text:span><text:span text:style-name="T13">: המסלול אגד, הסכום </text:span><text:span text:style-name="T13">6</text:span><text:span text:style-name="T13">-. </text:span><text:span text:style-name="T14">תשלום </text:span><text:span text:style-name="T14">2</text:span><text:span text:style-name="T14">-</text:span><text:span text:style-name="T13">.</text:span></text:p>
              </text:list-item>
              <text:list-item>
                <text:p xml:id="id18" text:id="id18" text:style-name="P11"><text:span text:style-name="T13">בלי </text:span><text:span text:style-name="T14">גד</text:span><text:span text:style-name="T13">: המסלול אבד, הסכום </text:span><text:span text:style-name="T13">7</text:span><text:span text:style-name="T13">-. </text:span><text:span text:style-name="T14">תשלום </text:span><text:span text:style-name="T14">3</text:span><text:span text:style-name="T14">-</text:span><text:span text:style-name="T13">.</text:span></text:p>
              </text:list-item>
              <text:list-item>
                <text:p xml:id="id19" text:id="id19" text:style-name="P11"><text:span text:style-name="T13">בלי </text:span><text:span text:style-name="T14">אג/אד/בד</text:span><text:span text:style-name="T13">: אין שינוי, הסכום </text:span><text:span text:style-name="T13">5</text:span><text:span text:style-name="T13">-. </text:span><text:span text:style-name="T14">תשלום </text:span><text:span text:style-name="T14">0</text:span><text:span text:style-name="T13">.</text:span></text:p>
              </text:list-item>
              <text:list-item>
                <text:p xml:id="id20" text:id="id20" text:style-name="P11"><text:span text:style-name="T13">עלות כוללת </text:span><text:span text:style-name="T14">9</text:span><text:span text:style-name="T14">-</text:span><text:span text:style-name="T1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5">מכניסים אתכם לחדר מלא חפצים, נותנים לכם </text:span><text:span text:style-name="T5">תרמיל שיכול להכיל עד </text:span><text:span text:style-name="T5">100</text:span><text:span text:style-name="T5"> ק”ג, ואומרים לכם </text:span><text:span text:style-name="T5">“כל מה שתצליחו להכניס לתרמיל – שלכם”.</text:span></text:p>
            <text:p xml:id="id22" text:id="id22" text:style-name="P4"><text:span text:style-name="T5">לכל חפץ יש </text:span><text:span text:style-name="T15">משקל אחר</text:span><text:span text:style-name="T5"> ו</text:span><text:span text:style-name="T15">ערך אחר</text:span><text:span text:style-name="T5">.</text:span></text:p>
            <text:p xml:id="id23" text:id="id23" text:style-name="P4"><text:span text:style-name="T5">איך תבחרו חפצים שסכום-ערכיהם גדול ביותר?</text:span></text:p>
            <text:list text:style-name="L2">
              <text:list-item>
                <text:p xml:id="id24" text:id="id24" text:style-name="P4"><text:span text:style-name="T5">העלות של כל חפץ ידועה לכולם – </text:span><text:span text:style-name="T16">אלגוריתם</text:span><text:span text:style-name="T5">.</text:span></text:p>
              </text:list-item>
              <text:list-item>
                <text:p xml:id="id25" text:id="id25" text:style-name="P4"><text:span text:style-name="T5">העלות של כל חפץ ידועה רק לחפץ – </text:span><text:span text:style-name="T17">מנגנון</text:span><text:span text:style-name="T5">. </text:span><text:span text:style-name="T18">(דוגמה: יש </text:span><text:span text:style-name="T18">100</text:span><text:span text:style-name="T18"> שניות המיועדות לפרסומות. </text:span><text:span text:style-name="T18">לכל מפרסם יש פרסומת עם </text:span><text:span text:style-name="T19">אורך אחר</text:span><text:span text:style-name="T18"> ו</text:span><text:span text:style-name="T19">ערך </text:span><text:span text:style-name="T19">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7" draw:layer="layout" svg:width="28cm" svg:height="3.008cm" svg:x="0cm" svg:y="-0.035cm" presentation:class="title" presentation:user-transformed="true">
          <draw:text-box>
            <text:p text:style-name="P6"><text:span text:style-name="T7">בעיית </text:span><text:span text:style-name="T7">התרמיל </text:span><text:span text:style-name="T7">(</text:span><text:span text:style-name="T7">knapsac</text:span><text:span text:style-name="T7">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743cm" svg:x="0cm" svg:y="0cm" presentation:class="title" presentation:user-transformed="true">
          <draw:text-box>
            <text:p text:style-name="P6"><text:span text:style-name="T7">מנגנון </text:span><text:span text:style-name="T7">למילוי </text:span><text:span text:style-name="T7">תרמיל</text:span><text:span text:style-name="T7"><text:line-break/></text:span><text:span text:style-name="T7">בשיטת </text:span><text:span text:style-name="T7">ויקרי-קלאר</text:span><text:span text:style-name="T7">ק-גרובס</text:span></text:p>
          </draw:text-box>
        </draw:frame>
        <draw:frame draw:style-name="gr7" draw:text-style-name="P17" draw:layer="layout" svg:width="27.492cm" svg:height="16.051cm" svg:x="0.508cm" svg:y="3.743cm">
          <draw:text-box>
            <text:p xml:id="id26" text:id="id26" text:style-name="P15"><text:span text:style-name="T12">כשיש </text:span><text:span text:style-name="T12">m</text:span><text:span text:style-name="T12"> חפצים, צריך לפתור </text:span><text:span text:style-name="T12">1</text:span><text:span text:style-name="T12">+</text:span><text:span text:style-name="T12">m</text:span><text:span text:style-name="T12"> בעיות-תרמיל.</text:span></text:p>
            <text:list text:style-name="L1">
              <text:list-item>
                <text:p xml:id="id27" text:id="id27" text:style-name="P15"><text:span text:style-name="T20">הבעיה</text:span><text:span text:style-name="T21">: בעיית התרמיל היא </text:span><text:span text:style-name="T21">NP</text:span><text:span text:style-name="T21">-קשה!</text:span></text:p>
              </text:list-item>
              <text:list-item>
                <text:p xml:id="id28" text:id="id28" text:style-name="P15"><text:span text:style-name="T12">מה יקרה אם נשתמש באלגוריתמי קירוב?</text:span></text:p>
              </text:list-item>
            </text:list>
            <text:p text:style-name="P15"><text:span text:style-name="T12"/></text:p>
            <text:p xml:id="id29" text:id="id29" text:style-name="P15"><text:span text:style-name="T22">אלגוריתם חמדני א</text:span><text:span text:style-name="T23">:</text:span></text:p>
            <text:list text:continue-numbering="true" text:style-name="L1">
              <text:list-item>
                <text:p xml:id="id30" text:id="id30" text:style-name="P15"><text:span text:style-name="T23">סדר את החפצים בסדר יורד של הערך.</text:span></text:p>
              </text:list-item>
              <text:list-item>
                <text:p xml:id="id31" text:id="id31" text:style-name="P15"><text:span text:style-name="T23">בחר חפצים לפי הסדר עד שהתרמיל מתמלא.</text:span></text:p>
              </text:list-item>
            </text:list>
            <text:p xml:id="id32" text:id="id32" text:style-name="P15"><text:span text:style-name="T24">דוגמה נגדית</text:span><text:span text:style-name="T21">: </text:span></text:p>
            <text:p xml:id="id33" text:id="id33" text:style-name="P16"><text:span text:style-name="T20">$100/100k</text:span><text:span text:style-name="T21">, $20/2k, $20/2k, $20/2k … </text:span></text:p>
            <text:p xml:id="id34" text:id="id34" text:style-name="P15"><text:span text:style-name="T21">הראשון יזכה וישלם </text:span><text:span text:style-name="T21">$1000</text:span><text:span text:style-name="T21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743cm" svg:x="0cm" svg:y="0cm" presentation:class="title" presentation:user-transformed="true">
          <draw:text-box>
            <text:p text:style-name="P6"><text:span text:style-name="T7">מנגנון </text:span><text:span text:style-name="T7">למילוי </text:span><text:span text:style-name="T7">תרמיל</text:span><text:span text:style-name="T7"><text:line-break/></text:span><text:span text:style-name="T7">בשיטת </text:span><text:span text:style-name="T7">ויקרי-קלאר</text:span><text:span text:style-name="T7">ק-גרובס</text:span></text:p>
          </draw:text-box>
        </draw:frame>
        <draw:frame draw:style-name="gr7" draw:text-style-name="P13" draw:layer="layout" svg:width="27.492cm" svg:height="16.051cm" svg:x="0.508cm" svg:y="3.743cm">
          <draw:text-box>
            <text:p xml:id="id35" text:id="id35" text:style-name="P11"><text:span text:style-name="T12">כשיש </text:span><text:span text:style-name="T12">m</text:span><text:span text:style-name="T12"> </text:span><text:span text:style-name="T12">חפצים, </text:span><text:span text:style-name="T12">צריך </text:span><text:span text:style-name="T12">לפתור </text:span><text:span text:style-name="T12">1</text:span><text:span text:style-name="T12">+</text:span><text:span text:style-name="T12">m</text:span><text:span text:style-name="T12"> </text:span><text:span text:style-name="T12">בעיות-ת</text:span><text:span text:style-name="T12">רמיל.</text:span></text:p>
            <text:list text:style-name="L1">
              <text:list-item>
                <text:p xml:id="id36" text:id="id36" text:style-name="P11"><text:span text:style-name="T20">הבעיה</text:span><text:span text:style-name="T21">: </text:span><text:span text:style-name="T21">בעיית </text:span><text:span text:style-name="T21">התרמיל </text:span><text:span text:style-name="T21">היא </text:span><text:span text:style-name="T21">NP</text:span><text:span text:style-name="T21">-</text:span><text:span text:style-name="T21">קשה!</text:span></text:p>
              </text:list-item>
              <text:list-item>
                <text:p xml:id="id37" text:id="id37" text:style-name="P11"><text:span text:style-name="T12">מה </text:span><text:span text:style-name="T12">יקרה </text:span><text:span text:style-name="T12">אם </text:span><text:span text:style-name="T12">נשתמש </text:span><text:span text:style-name="T12">באלגורי</text:span><text:span text:style-name="T12">תמי </text:span><text:span text:style-name="T12">קירוב?</text:span></text:p>
              </text:list-item>
            </text:list>
            <text:p text:style-name="P11"><text:span text:style-name="T12"/></text:p>
            <text:p xml:id="id38" text:id="id38" text:style-name="P11"><text:span text:style-name="T25">אלגורי</text:span><text:span text:style-name="T25">תם </text:span><text:span text:style-name="T25">חמדני </text:span><text:span text:style-name="T25">ב</text:span><text:span text:style-name="T26">:</text:span></text:p>
            <text:list text:continue-numbering="true" text:style-name="L1">
              <text:list-item>
                <text:p xml:id="id39" text:id="id39" text:style-name="P11"><text:span text:style-name="T26">סדר </text:span><text:span text:style-name="T26">את </text:span><text:span text:style-name="T26">החפצים </text:span><text:span text:style-name="T26">בסדר </text:span><text:span text:style-name="T26">יורד של </text:span><text:span text:style-name="T25">ערך/מ</text:span><text:span text:style-name="T25">שקל</text:span><text:span text:style-name="T26">.</text:span></text:p>
              </text:list-item>
              <text:list-item>
                <text:p xml:id="id40" text:id="id40" text:style-name="P11"><text:span text:style-name="T26">בחר </text:span><text:span text:style-name="T26">חפצים </text:span><text:span text:style-name="T26">לפי </text:span><text:span text:style-name="T26">הסדר </text:span><text:span text:style-name="T26">עד </text:span><text:span text:style-name="T26">שהתרמ</text:span><text:span text:style-name="T26">יל </text:span><text:span text:style-name="T26">מתמלא</text:span><text:span text:style-name="T26">.</text:span></text:p>
              </text:list-item>
            </text:list>
            <text:p xml:id="id41" text:id="id41" text:style-name="P11"><text:span text:style-name="T24">דוגמה </text:span><text:span text:style-name="T24">נגדית</text:span><text:span text:style-name="T21">: </text:span></text:p>
            <text:p xml:id="id42" text:id="id42" text:style-name="P18"><text:span text:style-name="T20">$20/2k</text:span><text:span text:style-name="T21">, </text:span><text:span text:style-name="T21">$100/1</text:span><text:span text:style-name="T21">00k.</text:span></text:p>
            <text:p xml:id="id43" text:id="id43" text:style-name="P11"><text:span text:style-name="T21">הראשון </text:span><text:span text:style-name="T21">יזכה </text:span><text:span text:style-name="T21">וישלם </text:span><text:span text:style-name="T21">$100</text:span><text:span text:style-name="T21"> – </text:span><text:span text:style-name="T21">יותר </text:span><text:span text:style-name="T21">מהערך </text:span><text:span text:style-name="T21">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743cm" svg:x="0cm" svg:y="0cm" presentation:class="title" presentation:user-transformed="true">
          <draw:text-box>
            <text:p text:style-name="P6"><text:span text:style-name="T7">מנגנון </text:span><text:span text:style-name="T7">למילוי </text:span><text:span text:style-name="T7">תרמיל</text:span><text:span text:style-name="T7"><text:line-break/></text:span><text:span text:style-name="T7">בשיטת </text:span><text:span text:style-name="T7">ויקרי-קלאר</text:span><text:span text:style-name="T7">ק-גרובס</text:span></text:p>
          </draw:text-box>
        </draw:frame>
        <draw:frame draw:style-name="gr7" draw:text-style-name="P13" draw:layer="layout" svg:width="27.492cm" svg:height="17.693cm" svg:x="0.508cm" svg:y="3.743cm">
          <draw:text-box>
            <text:p xml:id="id44" text:id="id44" text:style-name="P11"><text:span text:style-name="T27">אלגוריתם א+ב</text:span><text:span text:style-name="T28">: הפעל את שני האלגוריתמים </text:span><text:span text:style-name="T28">החמדניים. בחר את התוצאה עם הסכום הגבוה.</text:span></text:p>
            <text:p xml:id="id45" text:id="id45" text:style-name="P11"><text:span text:style-name="T25">משפט</text:span><text:span text:style-name="T26">: אלגוריתם א+ב נותן קירוב </text:span><text:span text:style-name="T26">1/2</text:span><text:span text:style-name="T26">.</text:span></text:p>
            <text:p xml:id="id46" text:id="id46" text:style-name="P11"><text:span text:style-name="T29">הוכחה</text:span><text:span text:style-name="T12">: נניח שאלגוריתם ב נתקע אחרי </text:span><text:span text:style-name="T12">k</text:span><text:span text:style-name="T12"> חפצים.</text:span><text:span text:style-name="T12"><text:line-break/></text:span><text:span text:style-name="T12">עם החפץ ה-</text:span><text:span text:style-name="T12">k+1</text:span><text:span text:style-name="T12"> – הסכום הוא מקסימלי++.</text:span></text:p>
            <text:p xml:id="id47" text:id="id47" text:style-name="P11"><text:span text:style-name="T12">הסכום של אלגוריתם א הוא לפחות החפץ ה-</text:span><text:span text:style-name="T12">k+1</text:span><text:span text:style-name="T12">.</text:span></text:p>
            <text:p xml:id="id48" text:id="id48" text:style-name="P11"><text:span text:style-name="T12"><text:s text:c="2"/>--&gt; <text:s/>הסכום של אלגוריתמים א+ב <text:s/></text:span><text:span text:style-name="T30">מקסימלי++.</text:span></text:p>
            <text:p xml:id="id49" text:id="id49" text:style-name="P11"><text:span text:style-name="T30"><text:s text:c="2"/>--&gt; <text:s/>הסכום של א </text:span><text:span text:style-name="T31">או</text:span><text:span text:style-name="T30"> ב הוא מקסימלי++ \ </text:span><text:span text:style-name="T30">2</text:span><text:span text:style-name="T30">. <text:s text:c="2"/>***</text:span></text:p>
            <text:p xml:id="id50" text:id="id50" text:style-name="P11"><text:span text:style-name="T24">כאלגוריתם – טוב, כמנגנון – לא מוצלח. <text:s/>דוגמה</text:span><text:span text:style-name="T21">: </text:span></text:p>
            <text:p xml:id="id51" text:id="id51" text:style-name="P18"><text:span text:style-name="T20">$54/52k</text:span><text:span text:style-name="T21">, $52/51k, $49/49k.</text:span></text:p>
            <text:p xml:id="id52" text:id="id52" text:style-name="P11"><text:span text:style-name="T21">הראשון יזכה וישלם </text:span><text:span text:style-name="T21">$101</text:span><text:span text:style-name="T21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874cm" svg:x="0cm" svg:y="-0.066cm" presentation:class="title" presentation:user-transformed="true">
          <draw:text-box>
            <text:p text:style-name="P6"><text:span text:style-name="T7">בניית </text:span><text:span text:style-name="T7">מנגנונים </text:span><text:span text:style-name="T7">בשיטת </text:span><text:span text:style-name="T7">מיירסון </text:span><text:span text:style-name="T7">(</text:span><text:span text:style-name="T7">Myerson</text:span><text:span text:style-name="T7">)</text:span></text:p>
          </draw:text-box>
        </draw:frame>
        <draw:frame draw:style-name="gr8" draw:text-style-name="P13" draw:layer="layout" svg:width="27.432cm" svg:height="12.704cm" svg:x="0.295cm" svg:y="3.564cm">
          <draw:text-box>
            <text:p text:style-name="P11"><text:span text:style-name="T32">נתונים</text:span><text:span text:style-name="T33">:</text:span></text:p>
            <text:list text:style-name="L1">
              <text:list-item>
                <text:p text:style-name="P11"><text:span text:style-name="T33">כלל-בחירה </text:span><text:span text:style-name="T33">לבחירת </text:span><text:span text:style-name="T33">תת-קבוצה </text:span><text:span text:style-name="T33">של </text:span><text:span text:style-name="T33">משתתפים.</text:span></text:p>
              </text:list-item>
              <text:list-item>
                <text:p text:style-name="P11"><text:span text:style-name="T33">לכל משתתף </text:span><text:span text:style-name="T33">יש </text:span><text:span text:style-name="T34">ערך כספי </text:span><text:span text:style-name="T32">יחיד</text:span><text:span text:style-name="T34"> </text:span><text:span text:style-name="T34">ל”היבחרות”.</text:span></text:p>
              </text:list-item>
            </text:list>
            <text:p text:style-name="P11"><text:span text:style-name="T32">דרוש</text:span><text:span text:style-name="T34">: </text:span><text:span text:style-name="T34">כלל-תשלומים </text:span><text:span text:style-name="T34">שאיתו </text:span><text:span text:style-name="T34">כלל-הבחירה </text:span><text:span text:style-name="T34">אמיתי.</text:span></text:p>
            <text:p text:style-name="P11"><text:span text:style-name="T34"/></text:p>
            <text:p text:style-name="P11"><text:span text:style-name="T25">משפט </text:span><text:span text:style-name="T25">מיירסון</text:span><text:span text:style-name="T35">: קיים </text:span><text:span text:style-name="T35">כלל-תשלומים </text:span><text:span text:style-name="T35">אמיתי</text:span></text:p>
            <text:p text:style-name="P11"><text:span text:style-name="T36">אם ורק אם</text:span><text:span text:style-name="T35"> </text:span><text:span text:style-name="T35">כלל-הבחירה </text:span><text:span text:style-name="T35">הוא פונקציה </text:span><text:span text:style-name="T35">מונוטונית עולה </text:span><text:span text:style-name="T35">של הערך. <text:s/></text:span><text:span text:style-name="T35">כלל-התשלומי</text:span><text:span text:style-name="T35">ם הזה הוא </text:span><text:span text:style-name="T36">יחיד</text:span><text:span text:style-name="T35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7">הוכחת </text:span><text:span text:style-name="T7">משפט </text:span><text:span text:style-name="T7">מיירסון</text:span></text:p>
          </draw:text-box>
        </draw:frame>
        <draw:frame draw:style-name="gr9" draw:text-style-name="P20" draw:layer="layout" svg:width="27.432cm" svg:height="16.756cm" svg:x="0.295cm" svg:y="3.564cm">
          <draw:text-box>
            <text:p text:style-name="P4"><text:span text:style-name="T37">סימונים: </text:span></text:p>
            <text:list text:style-name="L1">
              <text:list-item>
                <text:p text:style-name="P4"><text:span text:style-name="T34">כלל-הבחירה </text:span><text:span text:style-name="T34">– </text:span><text:span text:style-name="T38">f</text:span><text:span text:style-name="T38"> - </text:span><text:span text:style-name="T34">פונקציה </text:span><text:span text:style-name="T34">המקבלת </text:span><text:span text:style-name="T34">כקלט את </text:span><text:span text:style-name="T34">הערכים של </text:span><text:span text:style-name="T34">כל </text:span><text:span text:style-name="T34">המשתתפים, </text:span><text:span text:style-name="T34">ומחזירה </text:span><text:span text:style-name="T34">וקטור בינארי </text:span><text:span text:style-name="T39">(</text:span><text:span text:style-name="T40">1</text:span><text:span text:style-name="T40"> = “ברכותיי, </text:span><text:span text:style-name="T40">נבחרת!”)</text:span><text:span text:style-name="T41">. <text:s text:c="3"/></text:span><text:span text:style-name="T38">f</text:span><text:span text:style-name="T41"> </text:span><text:span text:style-name="T41">נתון וקבוע.</text:span></text:p>
              </text:list-item>
              <text:list-item>
                <text:p text:style-name="P4"><text:span text:style-name="T42">כלל התשלום </text:span><text:span text:style-name="T42">– </text:span><text:span text:style-name="T43">p</text:span><text:span text:style-name="T42"> - פונקציה </text:span><text:span text:style-name="T42">המקבלת </text:span><text:span text:style-name="T42">כקלט את </text:span><text:span text:style-name="T42">הערכים של </text:span><text:span text:style-name="T42">כל </text:span><text:span text:style-name="T42">המשתתפים, </text:span><text:span text:style-name="T42">ומחזירה </text:span><text:span text:style-name="T42">וקטור מספרי </text:span><text:span text:style-name="T42">של </text:span><text:span text:style-name="T42">תשלומים. </text:span><text:span text:style-name="T36"><text:s text:c="5"/></text:span><text:span text:style-name="T36"><text:s/>את </text:span><text:span text:style-name="T43">p</text:span><text:span text:style-name="T36"> אנחנו </text:span><text:span text:style-name="T36">מחפשים.</text:span></text:p>
              </text:list-item>
            </text:list>
            <text:p text:style-name="P4"><text:span text:style-name="T37"/></text:p>
            <text:p text:style-name="P4"><text:span text:style-name="T37">התועלת של </text:span><text:span text:style-name="T37">משתתף עם </text:span><text:span text:style-name="T37">ערך </text:span><text:span text:style-name="T44">v</text:span><text:span text:style-name="T37"> שאומר </text:span><text:span text:style-name="T44">b</text:span><text:span text:style-name="T37"> היא:</text:span></text:p>
            <text:p text:style-name="P19"><text:span text:style-name="T44">v*f(b) - p(b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7">הוכחת </text:span><text:span text:style-name="T7">משפט </text:span><text:span text:style-name="T7">מיירסון - </text:span><text:span text:style-name="T7">המשך</text:span></text:p>
          </draw:text-box>
        </draw:frame>
        <draw:frame draw:style-name="gr10" draw:text-style-name="P20" draw:layer="layout" svg:width="28cm" svg:height="17.577cm" svg:x="0cm" svg:y="3.564cm">
          <draw:text-box>
            <text:p text:style-name="P4"><text:span text:style-name="T45">התועלת של </text:span><text:span text:style-name="T45">משתתף עם </text:span><text:span text:style-name="T45">ערך </text:span><text:span text:style-name="T46">v</text:span><text:span text:style-name="T45"> שאומר </text:span><text:span text:style-name="T46">b</text:span><text:span text:style-name="T45"> היא:</text:span></text:p>
            <text:p text:style-name="P19"><text:span text:style-name="T46">v*f(b) – p(b)</text:span></text:p>
            <text:p text:style-name="P21"><text:span text:style-name="T47">במנגנון אמיתי </text:span><text:span text:style-name="T47">חייב להתקיים:</text:span></text:p>
            <text:p text:style-name="P22"><text:span text:style-name="T46">v*f(v) – p(v) <text:s/></text:span><text:span text:style-name="T46">&gt;= <text:s/>v*f(b) - </text:span><text:span text:style-name="T46">p(b)</text:span></text:p>
            <text:p text:style-name="P21"><text:span text:style-name="T48">התועלת של </text:span><text:span text:style-name="T48">משתתף עם </text:span><text:span text:style-name="T48">ערך </text:span><text:span text:style-name="T43">b</text:span><text:span text:style-name="T48"> שאומר </text:span><text:span text:style-name="T43">v</text:span><text:span text:style-name="T48"> היא:</text:span></text:p>
            <text:p text:style-name="P22"><text:span text:style-name="T43">b*f(v) – p(v)</text:span></text:p>
            <text:p text:style-name="P21"><text:span text:style-name="T43">במנגנון אמיתי </text:span><text:span text:style-name="T43">חייב להתקיים:</text:span></text:p>
            <text:p text:style-name="P22"><text:span text:style-name="T43">b*f(b) – p(b) </text:span><text:span text:style-name="T43">&gt;= b*f(v) – </text:span><text:span text:style-name="T43">p(v)</text:span></text:p>
            <text:p text:style-name="P21"><text:span text:style-name="T49">מחברים את </text:span><text:span text:style-name="T49">המשוואות </text:span><text:span text:style-name="T49">ומקבלים:</text:span></text:p>
            <text:p text:style-name="P22"><text:span text:style-name="T50">v[f(v)–f(b)] <text:s text:c="2"/></text:span><text:span text:style-name="T50">&gt;= <text:s text:c="2"/>p(v)-</text:span><text:span text:style-name="T50">p(b) <text:s text:c="2"/>&gt;= <text:s/></text:span><text:span text:style-name="T50">b[f(v) – f(b)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7">הוכחת </text:span><text:span text:style-name="T7">משפט </text:span><text:span text:style-name="T7">מיירסון - </text:span><text:span text:style-name="T7">המשך</text:span></text:p>
          </draw:text-box>
        </draw:frame>
        <draw:frame draw:style-name="gr10" draw:text-style-name="P20" draw:layer="layout" svg:width="28cm" svg:height="17.929cm" svg:x="0cm" svg:y="3.048cm">
          <draw:text-box>
            <text:p text:style-name="P4"><text:span text:style-name="T51">נתון</text:span><text:span text:style-name="T52">: </text:span><text:span text:style-name="T52">כלל-בחירה </text:span><text:span text:style-name="T38">f</text:span><text:span text:style-name="T52">.</text:span></text:p>
            <text:p text:style-name="P4"><text:span text:style-name="T53">דרוש</text:span><text:span text:style-name="T48">: </text:span><text:span text:style-name="T48">כלל-תשלומים </text:span><text:span text:style-name="T48">אמיתי </text:span><text:span text:style-name="T43">p</text:span><text:span text:style-name="T43">; <text:s text:c="2"/>חייב </text:span><text:span text:style-name="T43">לקיים:</text:span></text:p>
            <text:p text:style-name="P22"><text:span text:style-name="T50">v[f(v)–f(b)] <text:s text:c="2"/></text:span><text:span text:style-name="T50">&gt;= <text:s text:c="2"/>p(v)-</text:span><text:span text:style-name="T50">p(b) <text:s text:c="2"/>&gt;= <text:s/></text:span><text:span text:style-name="T50">b[f(v) – f(b)]</text:span></text:p>
            <text:p text:style-name="P21"><text:span text:style-name="T54"/></text:p>
            <text:p text:style-name="P21"><text:span text:style-name="T51">תנאי הכרחי </text:span><text:span text:style-name="T51">א</text:span><text:span text:style-name="T52">: מחיסור שני </text:span><text:span text:style-name="T52">הצדדים </text:span><text:span text:style-name="T52">מתקבל:</text:span></text:p>
            <text:p text:style-name="P22"><text:span text:style-name="T55">(v-b) * (f(v)-</text:span><text:span text:style-name="T55">f(b)) <text:s/>&gt;= <text:s/>0</text:span></text:p>
            <text:p text:style-name="P21"><text:span text:style-name="T52">כלומר: </text:span><text:span text:style-name="T52">הפונקציה </text:span><text:span text:style-name="T38">f</text:span><text:span text:style-name="T52"> </text:span><text:span text:style-name="T52">חייבת להיות </text:span><text:span text:style-name="T52">מונוטונית.</text:span></text:p>
            <text:p text:style-name="P21"><text:span text:style-name="T52"/></text:p>
            <text:p text:style-name="P21"><text:span text:style-name="T53">תנאי הכרחי </text:span><text:span text:style-name="T53">ב</text:span><text:span text:style-name="T48">: אם </text:span><text:span text:style-name="T43">f(v)=f(b)</text:span><text:span text:style-name="T48">, אז </text:span><text:span text:style-name="T43">p(v)=p(b)</text:span><text:span text:style-name="T48">.</text:span></text:p>
            <text:p text:style-name="P21"><text:span text:style-name="T48"><text:s text:c="21"/></text:span><text:span text:style-name="T48"><text:s text:c="2"/>אם </text:span><text:span text:style-name="T43">f(v)&gt;f(b)</text:span><text:span text:style-name="T48">, אז </text:span><text:span text:style-name="T43">p(v)-p(b)</text:span><text:span text:style-name="T48"> = </text:span></text:p>
            <text:p text:style-name="P21"><text:span text:style-name="T48">ערך שבו </text:span><text:span text:style-name="T43">f</text:span><text:span text:style-name="T48"> </text:span><text:span text:style-name="T48">מתחלפת מ-</text:span><text:span text:style-name="T48">0</text:span><text:span text:style-name="T48"> </text:span><text:span text:style-name="T48">ל-</text:span><text:span text:style-name="T48">1</text:span><text:span text:style-name="T48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7">הוכחת </text:span><text:span text:style-name="T7">משפט </text:span><text:span text:style-name="T7">מיירסון - </text:span><text:span text:style-name="T7">המשך</text:span></text:p>
          </draw:text-box>
        </draw:frame>
        <draw:frame draw:style-name="gr10" draw:text-style-name="P20" draw:layer="layout" svg:width="28cm" svg:height="17.721cm" svg:x="-0.1cm" svg:y="3.048cm">
          <draw:text-box>
            <text:p text:style-name="P4"><text:span text:style-name="T51">נתון</text:span><text:span text:style-name="T52">: </text:span><text:span text:style-name="T52">כלל-בחירה </text:span><text:span text:style-name="T38">f</text:span><text:span text:style-name="T38">. <text:s/></text:span><text:span text:style-name="T52">חייב להיות </text:span><text:span text:style-name="T52">פונקציה </text:span><text:span text:style-name="T52">מונוטונית.</text:span></text:p>
            <text:p text:style-name="P4"><text:span text:style-name="T53">מצאנו</text:span><text:span text:style-name="T48">: </text:span><text:span text:style-name="T48">כלל-תשלומים </text:span><text:span text:style-name="T43">p</text:span><text:span text:style-name="T43">.</text:span></text:p>
            <text:p text:style-name="P4"><text:span text:style-name="T48">התשלום של </text:span><text:span text:style-name="T48">שחקן שלא </text:span><text:span text:style-name="T48">נבחר (</text:span><text:span text:style-name="T43">f</text:span><text:span text:style-name="T48">=0</text:span><text:span text:style-name="T48">) </text:span><text:span text:style-name="T48">הוא </text:span><text:span text:style-name="T48">0</text:span><text:span text:style-name="T48">;</text:span></text:p>
            <text:p text:style-name="P4"><text:span text:style-name="T48">התשלום של </text:span><text:span text:style-name="T48">שחקן שנבחר </text:span><text:span text:style-name="T48">(</text:span><text:span text:style-name="T43">f</text:span><text:span text:style-name="T48">=1</text:span><text:span text:style-name="T48">) הוא </text:span><text:span text:style-name="T43">הערך הקריטי</text:span><text:span text:style-name="T48"> </text:span></text:p>
            <text:p text:style-name="P4"><text:span text:style-name="T48">- הערך הקטן </text:span><text:span text:style-name="T48">ביותר שהוא </text:span><text:span text:style-name="T48">צריך להגיד </text:span><text:span text:style-name="T48">כדי להיבחר.</text:span></text:p>
            <text:p text:style-name="P4"><text:span text:style-name="T49">נשאר להוכיח: </text:span><text:span text:style-name="T49">כלל </text:span><text:span text:style-name="T49">התשלומים </text:span><text:span text:style-name="T49">הזה הוא </text:span><text:span text:style-name="T49">אמיתי.</text:span></text:p>
            <text:p text:style-name="P4"><text:span text:style-name="T49"/></text:p>
            <text:p text:style-name="P4"><text:span text:style-name="T56">הוכחה</text:span><text:span text:style-name="T49">: אם </text:span><text:span text:style-name="T49">נבחרת ותכריז </text:span><text:span text:style-name="T49">יותר – כלום </text:span><text:span text:style-name="T49">לא ישתנה.</text:span></text:p>
            <text:p text:style-name="P4"><text:span text:style-name="T49">אם נבחרת </text:span><text:span text:style-name="T49">ותכריז פחות – </text:span><text:span text:style-name="T49">(אולי) כבר לא </text:span><text:span text:style-name="T49">תיבחר.</text:span></text:p>
            <text:p text:style-name="P4"><text:span text:style-name="T49">אם לא נבחרת </text:span><text:span text:style-name="T49">ותכריז יותר – </text:span><text:span text:style-name="T49">תשלם יותר </text:span><text:span text:style-name="T49">מערכך.</text:span></text:p>
            <text:p text:style-name="P4"><text:span text:style-name="T57">אם לא נבחרת </text:span><text:span text:style-name="T57">ותכריז פחות – </text:span><text:span text:style-name="T57">כלום לא </text:span><text:span text:style-name="T57">ישתנה.</text:span><text:span text:style-name="T49"> **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8cm" svg:height="2.173cm" svg:x="0cm" svg:y="0.367cm" presentation:class="title" presentation:user-transformed="true">
          <draw:text-box>
            <text:p text:style-name="P6"><text:span text:style-name="T7">מנגנון </text:span><text:span text:style-name="T7">למילוי </text:span><text:span text:style-name="T7">תרמיל </text:span><text:span text:style-name="T7">בשיטת </text:span><text:span text:style-name="T7">מיירסון</text:span></text:p>
          </draw:text-box>
        </draw:frame>
        <draw:frame draw:style-name="gr11" draw:text-style-name="P17" draw:layer="layout" svg:width="26.416cm" svg:height="18.17cm" svg:x="1.016cm" svg:y="2.658cm">
          <draw:text-box>
            <text:p text:style-name="P15"><text:span text:style-name="T22">אלגוריתם </text:span><text:span text:style-name="T22">חמדני א</text:span><text:span text:style-name="T45">:</text:span></text:p>
            <text:list text:style-name="L1">
              <text:list-item>
                <text:p text:style-name="P15"><text:span text:style-name="T23">סדר את </text:span><text:span text:style-name="T23">החפצים </text:span><text:span text:style-name="T23">בסדר יורד </text:span><text:span text:style-name="T23">של הערך.</text:span></text:p>
              </text:list-item>
              <text:list-item>
                <text:p text:style-name="P15"><text:span text:style-name="T23">בחר חפצים </text:span><text:span text:style-name="T23">לפי הסדר עד </text:span><text:span text:style-name="T23">שהתרמיל </text:span><text:span text:style-name="T23">מתמלא.</text:span></text:p>
              </text:list-item>
            </text:list>
            <text:p text:style-name="P16"><text:span text:style-name="T20">$100/100k</text:span><text:span text:style-name="T21">, </text:span><text:span text:style-name="T21">$20/2k, </text:span><text:span text:style-name="T21">$20/2k, </text:span><text:span text:style-name="T21">$20/2k … </text:span></text:p>
            <text:p text:style-name="P15"><text:span text:style-name="T21">הראשון זוכה </text:span><text:span text:style-name="T21">ומשלם את </text:span><text:span text:style-name="T21">התשלום </text:span><text:span text:style-name="T21">הקריטי - </text:span><text:span text:style-name="T21">$20</text:span><text:span text:style-name="T21">.</text:span></text:p>
            <text:p text:style-name="P15"><text:span text:style-name="T21"/></text:p>
            <text:p text:style-name="P11"><text:span text:style-name="T25">אלגוריתם </text:span><text:span text:style-name="T25">חמדני ב</text:span><text:span text:style-name="T26">:</text:span></text:p>
            <text:list text:continue-numbering="true" text:style-name="L1">
              <text:list-item>
                <text:p text:style-name="P11"><text:span text:style-name="T26">סדר את </text:span><text:span text:style-name="T26">החפצים </text:span><text:span text:style-name="T26">בסדר יורד </text:span><text:span text:style-name="T26">של </text:span><text:span text:style-name="T25">ערך/משקל</text:span><text:span text:style-name="T26">.</text:span></text:p>
              </text:list-item>
              <text:list-item>
                <text:p text:style-name="P11"><text:span text:style-name="T26">בחר חפצים </text:span><text:span text:style-name="T26">לפי הסדר עד </text:span><text:span text:style-name="T26">שהתרמיל </text:span><text:span text:style-name="T26">מתמלא.</text:span></text:p>
              </text:list-item>
            </text:list>
            <text:p text:style-name="P18"><text:span text:style-name="T20">$20/2k</text:span><text:span text:style-name="T21">, </text:span><text:span text:style-name="T21">$100/100k.</text:span></text:p>
            <text:p text:style-name="P11"><text:span text:style-name="T21">הראשון יזכה </text:span><text:span text:style-name="T21">וישלם את </text:span><text:span text:style-name="T21">התשלום </text:span><text:span text:style-name="T21">הקריטי - </text:span><text:span text:style-name="T21">$2</text:span><text:span text:style-name="T21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8cm" svg:height="2.173cm" svg:x="0cm" svg:y="0.367cm" presentation:class="title" presentation:user-transformed="true">
          <draw:text-box>
            <text:p text:style-name="P6"><text:span text:style-name="T7">מנגנון </text:span><text:span text:style-name="T7">למילוי </text:span><text:span text:style-name="T7">תרמיל </text:span><text:span text:style-name="T7">בשיטת </text:span><text:span text:style-name="T7">מיירסון</text:span></text:p>
          </draw:text-box>
        </draw:frame>
        <draw:frame draw:style-name="gr12" draw:text-style-name="P17" draw:layer="layout" svg:width="26.416cm" svg:height="11.213cm" svg:x="1.016cm" svg:y="2.658cm">
          <draw:text-box>
            <text:list text:style-name="L1">
              <text:list-item>
                <text:p text:style-name="P11"><text:span text:style-name="T27">אלגוריתם א</text:span><text:span text:style-name="T27">+ב</text:span><text:span text:style-name="T28">: הפעל </text:span><text:span text:style-name="T28">את שני </text:span><text:span text:style-name="T28">האלגוריתמים </text:span><text:span text:style-name="T28">החמדניים. </text:span><text:span text:style-name="T28">בחר את </text:span><text:span text:style-name="T28">התוצאה עם </text:span><text:span text:style-name="T28">הסכום </text:span><text:span text:style-name="T28">הגבוה.</text:span></text:p>
                <text:p text:style-name="P11"><text:span text:style-name="T28"/></text:p>
              </text:list-item>
            </text:list>
            <text:p text:style-name="P18"><text:span text:style-name="T20">$54/52k</text:span><text:span text:style-name="T21">, </text:span><text:span text:style-name="T21">$52/51k, </text:span><text:span text:style-name="T21">$49/49k.</text:span></text:p>
            <text:p text:style-name="P11"><text:span text:style-name="T21">הראשון נבחר </text:span><text:span text:style-name="T21">ומשלם את </text:span><text:span text:style-name="T21">התשלום </text:span><text:span text:style-name="T21">הקריטי:</text:span></text:p>
            <text:p text:style-name="P18"><text:span text:style-name="T21">$52 * </text:span><text:span text:style-name="T21">(52k/51k)</text:span></text:p>
            <text:p text:style-name="P11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cm" svg:height="3.008cm" svg:x="0cm" svg:y="0.367cm" presentation:class="title" presentation:user-transformed="true">
          <draw:text-box>
            <text:p text:style-name="P6"><text:span text:style-name="T7">מיירסון </text:span><text:span text:style-name="T7">לעומת </text:span><text:span text:style-name="T7">ויקרי-קלאר</text:span><text:span text:style-name="T7">ק-גרובס</text:span></text:p>
          </draw:text-box>
        </draw:frame>
        <draw:frame draw:style-name="standard" draw:layer="layout" svg:width="25.652cm" svg:height="13.903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מיירסון</text:p>
              </table:table-cell>
              <table:table-cell>
                <text:p text:style-name="P23">וק”ג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4"><text:span text:style-name="T21">אחד</text:span></text:p>
              </table:table-cell>
              <table:table-cell>
                <text:p text:style-name="P23"><text:span text:style-name="T26">הרבה</text:span></text:p>
                <text:p text:style-name="P23"><text:span text:style-name="T58">(למשל:</text:span><text:span text:style-name="T58"><text:line-break/></text:span><text:span text:style-name="T58">בחירת מסעדה)</text:span></text:p>
              </table:table-cell>
              <table:table-cell>
                <text:p text:style-name="P23">פרמטרים לכל שחקן</text:p>
              </table:table-cell>
            </table:table-row>
            <table:table-row table:style-name="ro3">
              <table:table-cell table:style-name="ce3">
                <text:p text:style-name="P25"><text:span text:style-name="T26">כל כלל מונוטוני</text:span></text:p>
                <text:p text:style-name="P25"><text:span text:style-name="T59">(למשל:</text:span><text:span text:style-name="T59"><text:line-break/></text:span><text:span text:style-name="T59">קירוב בעיית התרמיל, מיקסום רווח)</text:span></text:p>
              </table:table-cell>
              <table:table-cell table:style-name="ce2">
                <text:p text:style-name="P24"><text:span text:style-name="T21">מיקסום סכום ערכים</text:span></text:p>
              </table:table-cell>
              <table:table-cell table:style-name="ce1">
                <text:p text:style-name="P23">כלל בחירה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</text:span><text:span text:style-name="MT3">the outline text </text:span><text:span text:style-name="MT3">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14"><text:span text:style-name="MT3">Fourth </text:span><text:span text:style-name="MT3">Outlin</text:span><text:span text:style-name="MT3">e </text:span><text:span text:style-name="MT3">Level</text:span></text:p>
                          <text:list>
                            <text:list-item>
                              <text:p text:style-name="MP14"><text:span text:style-name="MT3">Fifth </text:span><text:span text:style-name="MT3">Outl</text:span><text:span text:style-name="MT3">ine </text:span><text:span text:style-name="MT3">Lev</text:span><text:span text:style-name="MT3">el</text:span></text:p>
                              <text:list>
                                <text:list-item>
                                  <text:p text:style-name="MP14"><text:span text:style-name="MT3">S</text:span><text:span text:style-name="MT3">ix</text:span><text:span text:style-name="MT3">t</text:span><text:span text:style-name="MT3">h </text:span><text:span text:style-name="MT3">O</text:span><text:span text:style-name="MT3">u</text:span><text:span text:style-name="MT3">t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9T17:34:52.348010608</dc:date>
    <meta:editing-duration>P3DT23H35M55S</meta:editing-duration>
    <meta:editing-cycles>1066</meta:editing-cycles>
    <meta:generator>LibreOffice/5.1.6.2$Linux_X86_64 LibreOffice_project/10m0$Build-2</meta:generator>
    <meta:document-statistic meta:object-count="189"/>
  </office:meta>
</office:document-meta>
</file>